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24.0pt"/>
    </style:style>
    <style:style style:name="P2" style:family="paragraph" style:parent-style-name="Standard">
      <style:paragraph-properties fo:text-align="center"/>
      <style:text-properties style:font-name="Times" fo:font-size="20.0pt"/>
    </style:style>
    <style:style style:name="P3" style:family="paragraph" style:parent-style-name="Standard">
      <style:paragraph-properties fo:text-align="justify"/>
      <style:text-properties style:font-name="Times" fo:font-size="20.0pt"/>
    </style:style>
    <style:style style:name="P4" style:family="paragraph" style:parent-style-name="Standard">
      <style:paragraph-properties fo:margin-left="0.5000in" fo:text-align="justify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20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>Задание 1: Поиск максимума и минимума радиус векторов в комплексной матрице</text:span></text:p>
      <text:p text:style-name="P2"/>
      <text:p text:style-name="P3"><text:s/>Требуется:</text:p>
      <text:list text:style-name="L1">
        <text:list-item>
          <text:p text:style-name="P4">Написать программу на языке C/C++ с использованием библиотеки pthread, которая будет находить и распечатывать максимальное и минимальное значения в матрице. Необходимо также распечатывать позиции, в которых данные значения были найдены. Предполагается, что программа будет написана так, чтобы максимально использовать ресурс параллелизма имеющийся в вычислительной системе. При написании кода необходимо стремиться минимизировать общее время работы программы.</text:p>
        </text:list-item>
        <text:list-item>
          <text:p text:style-name="P4">Написать программу на языке C/C++ БЕЗ использования каких либо механизмов распараллеливания кода, которая делает то же, что и программа из предыдущего пункта.</text:p>
        </text:list-item>
        <text:list-item>
          <text:p text:style-name="P4">Написать генератор матриц, для проверки работоспособности программы и последующего <text:s/>построения графиков на основе многократных тестовых прогонов программы с разным набором данных на разном числе потоков (имеет смысл создать shell скрипт, который как-раз осуществляет эти многочисленные прогоны).</text:p>
        </text:list-item>
        <text:list-item>
          <text:p text:style-name="P4">Осуществить тестирование имеющегося кода на разном числе процессоров с разным набором входных данных, с целью получить графики зависимости времени решения задачи от различных вариаций параметров.</text:p>
        </text:list-item>
      </text:list>
      <text:p text:style-name="P3"/>
      <text:p text:style-name="P3">Для написания программы предполагается, что матрица хранится в бинарном <text:s/>формате, где в начале следует <text:s/>последовательность байт MATRIX (если не следует, то данный файл не может быть интерпретирован как файл с матрицей), далее два числа типа int описывающие размерность матрицы, и затем числа double подряд.</text:p>
      <text:p text:style-name="P3"/>
      <text:p text:style-name="P3">К сдаваемому заданию приложить описание архитектуры, на которой проводилось тестирование, а так же табличку для диапазона по числу потоков {1,2,3.4,6,8,16,24,32} и <text:s/>по <text:s/>размерности матрицы в предположении, что она квадратная {3,10,100,500,1000,3000,5000,10000}. К табличке добавить поле, <text:s/>«seq» - где указывается время работы программы из пункта 2 на том-же наборе диапазонов размерности матрицы.</text:p>
      <text:p text:style-name="P3"/>
      <text:p text:style-name="P3">Построить графики для срезов по размерности матрицы (фиксируется число потоков) и для срезов по числу потоков (фиксируется размерность) <text:s/>одним из средств: gnuplot, libreoffice, mathplotlib (библиотека в языке программирования Python)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</meta:generator>
    <meta:initial-creator>Alexey Nikolaevich Salnikov</meta:initial-creator>
  </office:meta>
</office:document-meta>
</file>